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4pt" fo:language="uk" fo:country="UA" fo:font-weight="bold" officeooo:rsid="000a3ffc" officeooo:paragraph-rsid="000a3ffc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line-height="115%"/>
      <style:text-properties fo:font-variant="normal" fo:text-transform="none" fo:color="#000000" loext:opacity="100%" style:font-name="Times New Roman" fo:font-size="14pt" fo:letter-spacing="normal" fo:font-style="normal" fo:font-weight="normal" officeooo:paragraph-rsid="000a3ffc" style:font-size-asian="14pt" style:font-size-complex="14pt"/>
    </style:style>
    <style:style style:name="P3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 officeooo:paragraph-rsid="00248ca2" style:font-size-asian="14pt" style:font-size-complex="14pt"/>
    </style:style>
    <style:style style:name="P5" style:family="paragraph" style:parent-style-name="Text_20_body">
      <style:paragraph-properties fo:margin-left="0in" fo:margin-right="0in" fo:line-height="115%" fo:text-align="justify" style:justify-single-word="false" fo:orphans="2" fo:widows="2" fo:text-indent="0in" style:auto-text-indent="false"/>
      <style:text-properties style:font-name="Times New Roman" fo:font-size="14pt" officeooo:paragraph-rsid="001c6142" style:font-size-asian="14pt" style:font-size-complex="14pt"/>
    </style:style>
    <style:style style:name="T1" style:family="text">
      <style:text-properties officeooo:rsid="000d8b7b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language="uk" fo:country="UA" fo:font-style="normal" fo:font-weight="normal" officeooo:rsid="00280f17"/>
    </style:style>
    <style:style style:name="T4" style:family="text">
      <style:text-properties fo:font-variant="normal" fo:text-transform="none" fo:color="#000000" loext:opacity="100%" fo:letter-spacing="normal" fo:language="uk" fo:country="UA" fo:font-style="normal" fo:font-weight="normal" officeooo:rsid="001c6142"/>
    </style:style>
    <style:style style:name="T5" style:family="text">
      <style:text-properties fo:font-variant="normal" fo:text-transform="none" fo:color="#000000" loext:opacity="100%" fo:letter-spacing="normal" fo:language="uk" fo:country="UA" fo:font-style="normal" fo:font-weight="normal" officeooo:rsid="00248ca2"/>
    </style:style>
    <style:style style:name="T6" style:family="text">
      <style:text-properties fo:language="uk" fo:country="UA"/>
    </style:style>
    <style:style style:name="T7" style:family="text">
      <style:text-properties fo:language="uk" fo:country="UA" officeooo:rsid="0019e307"/>
    </style:style>
    <style:style style:name="T8" style:family="text">
      <style:text-properties fo:language="uk" fo:country="UA" officeooo:rsid="0019ee24"/>
    </style:style>
    <style:style style:name="T9" style:family="text">
      <style:text-properties fo:language="uk" fo:country="UA" officeooo:rsid="001c6142"/>
    </style:style>
    <style:style style:name="T10" style:family="text">
      <style:text-properties fo:language="uk" fo:country="UA" officeooo:rsid="000a3ffc"/>
    </style:style>
    <style:style style:name="T11" style:family="text">
      <style:text-properties fo:language="uk" fo:country="UA" officeooo:rsid="000d8b7b"/>
    </style:style>
    <style:style style:name="T12" style:family="text">
      <style:text-properties fo:language="uk" fo:country="UA" officeooo:rsid="001d3f0a"/>
    </style:style>
    <style:style style:name="T13" style:family="text">
      <style:text-properties fo:language="uk" fo:country="UA" officeooo:rsid="001eb164"/>
    </style:style>
    <style:style style:name="T14" style:family="text">
      <style:text-properties fo:language="uk" fo:country="UA" officeooo:rsid="001fe755"/>
    </style:style>
    <style:style style:name="T15" style:family="text">
      <style:text-properties fo:language="uk" fo:country="UA" officeooo:rsid="00248ca2"/>
    </style:style>
    <style:style style:name="T16" style:family="text">
      <style:text-properties fo:language="uk" fo:country="UA" officeooo:rsid="00280f17"/>
    </style:style>
    <style:style style:name="T17" style:family="text">
      <style:text-properties fo:language="uk" fo:country="UA" officeooo:rsid="00299e2a"/>
    </style:style>
    <style:style style:name="T18" style:family="text">
      <style:text-properties fo:language="uk" fo:country="UA" officeooo:rsid="002ff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ілософія постструктуралізму та постмодернізму</text:p>
      <text:p text:style-name="P2"><text:span text:style-name="T10">Протягом останніх двох десятиліть у західних країнах виник не зовсім чіткий за своїм ідейним спрямуванням культурний напрям — постмодернізм, </text:span><text:span text:style-name="T11">який</text:span><text:span text:style-name="T10"> наприкінці 60-х років набув своїх виразних форм і значень, спочатку в архітектурі, а далі — в мистецтві. </text:span><text:span text:style-name="T12">У той час</text:span> щодо філософії з'явилися сумніви в її здатності висвітлити питання світогляду в чіткій структурній єдності.</text:p>
      <text:p text:style-name="P3">Постмодернізм виражається в засадах, що не відкидають можливості людського впливу на предметний світ. Розкривається також серйозний опір такому впливові з боку предмета. Речі здійснюють помсту спробам людини реалізувати свої радикальні творчі проекти. Дійсність, реальність не можуть бути перетворені з "нерозумних" на "розумні". Заперечення можливості перетворення світу містить у собі відмову його систематичного відображення. Об'єктивний світ не можна вдосконалювати. У спробах його збагнення він виходить за будь-які схеми. <text:s/>Антисистематичність було визнано однією з провідних рис цієї течії. Це не просто відмова від досягнення цілісності й повноти теоретичного осягнення дійсності. Мова йде про неможливість побудови жорстких замкнених систем — політичних, економічних, мистецьких, у зв'язку з чим відкидаються традиційні опозиції "суб'єкт — об'єкт", "ціле — частина", "зовнішнє — внутрішнє", "реальне — уявне" тощо.</text:p>
      <text:p text:style-name="P3">З боку некласичної філософії та психології критикується також класична наукова та загальнокультурна парадигма. Ідею суб'єкта відкинуто — саме як центр теоретичних міркувань. Виникає філософствування без суб'єкта. Замість категорій суб'єктивності, інтенціональності, рефлексивності постають терміни "потік Бажання", "позаособистісні швидкості", "інтуїтивні інтенсивності"; мова йде про "деструкцію" повноти смислу, тотальності, яка не терпить порожнеч; <text:s/>окрема подія вже не пов'язується з першосмислом як своїм джерелом. На противагу цьому головна увага постмодернізму зосереджується на дисконтинуумі. Подія має розглядатися сама в собі, в її самодостатності. Відходить назад лінгвістичний аспект бачення предмета. Останній переходить у площин<text:span text:style-name="T13">у</text:span> "подібності" і "тілесності".</text:p>
      <text:p text:style-name="P3">Постмодернізм ліквідовує межу між науковою та буденною свідомістю. Наголос робиться не на творі, а на конструкції. Здійснюється перехід від творчості до компіляції та цитування, до колажу. Наявний відхід від опозицій "руйнування — творення", ''серйозність — гра" тощо.</text:p>
      <text:p text:style-name="P3">У постмодернізмі є щось середнє між барокко і позитивізмом. Якщо цей напрям відкидає протилежність між явищем і сутністю, субстанціональним та <text:soft-page-break/>атрибутивним, ставить подію на перше місце, то саму подію і слід розуміти як <text:span text:style-name="T14">в</text:span>чинок.</text:p>
      <text:p text:style-name="P3">Інше важливе питання, що випливає з постмодернізму, є можливість і неможливість побудови наукової системи знань. Це має безпосередній стосунок і до системи психології. Інакше як викладати психологічні знання? Протягом останніх тридцяти років постструктуралісти зробили досить вагомий внесок у розуміння людської природи.</text:p>
      <text:p text:style-name="P3">Постала критика ідей людської суб'єктивності. Було підкреслено, що термін "суб'єкт" істотно відрізняється від схожого терміна "індивідуальність". Останній термін передбачає, що людина є вільним, інтелектуальним діячем і що мислительні процеси не залежать від історичних і культурних обставин. Ця позиція Розуму виражена в Декартов<text:span text:style-name="T7">и</text:span>х філософських працях. Розважте таку фразу: "Я мислю, отже існую". Декартове "Я" стверджує себе цілком свідомим і сповненим знання. Декарт кваліфікує нас оповідниками, які уявляють, що розмовляють без одночасного буття у говорінні.</text:p>
      <text:p text:style-name="P3">Постструктуралісти прагнули деконструювати концепти, за допомогою яких було досить глибоко осягнено людину. Термін "суб'єкт" допомагає нам зрозуміти людську реальність як конструкцію, котра є культурно специфічною і взагалі несвідомою. Категорія суб'єкта вводить у питання ствердити "Я" як синонім усвідомленості; суб'єкт "децентрує" свідомість. Постструктураліст<text:span text:style-name="T17">и</text:span> <text:s/>прагнуть розкласти суб'єкт. Найбільше в цих теоріях не можна зрозуміти того, що "структура" і "суб'єкт" виступають як незалежні категорії. Поняття стабільної структури реально залежить від суб'єктивної відмінності від неї. Широкомасштабна атака на суб'єкт у дійсності прив'язана до підриву поняття структури як такої.</text:p>
      <text:p text:style-name="P4">Існує також критика значення. Структуральне відношення між знаком і означуваним утворює лінгвістичне значення, а мова походить із цього джерела. <text:span text:style-name="T18">Раніше вважалося, що л</text:span>інгвістичний знак — це посередник, його вживання не є необхідним. <text:span text:style-name="T15">К</text:span>ожний знак отримує свою семантичну цінність тільки за цінності його диференціальної позиції у структурі мови. У цій концепції існує випадковий баланс між знаком і означеним. У постструктуралізмі означене віддалено, а знак стає домінантним. Це свідчить про відсутність точної відповідності між твердженням і реальністю. </text:p>
      <text:p text:style-name="P5"><text:span text:style-name="T3">П</text:span><text:span text:style-name="T2">остструктуралізм підкресли</text:span><text:span text:style-name="T4">в</text:span><text:span text:style-name="T2"> взаємодію між читачем і текстом як продуктивну. Читання перестає бути пасивним актом. Постструктуралізм є досить критичним щодо єдності стабільного знака. Підкреслюється своєрідність означеного і знака. Постструктуралісти критикували картезіанську </text:span><text:soft-page-break/><text:span text:style-name="T2">концепцію унітарного суб'єкта — суб'єкта-автора як породжувача свідомості, автора значення та істини. Було підтверджено, що людський суб'єкт не може мати уніфікованої свідомості і структурується за допомогою мови. Постструктуралізм здійснює також критику метафізики </text:span><text:span text:style-name="T5">з</text:span><text:span text:style-name="T2"> її поняттями каузальності, ідентичності, суб'єкта та людин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9:17:04.076000000</meta:creation-date>
    <dc:date>2023-11-27T21:27:35.300000000</dc:date>
    <meta:editing-duration>PT2H10M13S</meta:editing-duration>
    <meta:editing-cycles>36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11" meta:word-count="671" meta:character-count="5326" meta:non-whitespace-character-count="4650"/>
  </office:meta>
</office:document-meta>
</file>